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A02B93" style:letter-kerning="true" fo:font-size="22pt" style:font-size-asian="22pt" style:font-size-complex="22pt" style:language-asian="en" style:country-asian="GB"/>
    </style:style>
    <style:style style:name="P2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3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4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5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6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7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8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9" style:parent-style-name="ListParagraph" style:list-style-name="LFO2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0" style:parent-style-name="ListParagraph" style:list-style-name="LFO2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1" style:parent-style-name="ListParagraph" style:list-style-name="LFO2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2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13" style:parent-style-name="ListParagraph" style:list-style-name="LFO2" style:family="paragraph">
      <style:paragraph-properties fo:line-height="107%"/>
      <style:text-properties fo:hyphenate="true"/>
    </style:style>
    <style:style style:name="P14" style:parent-style-name="ListParagraph" style:list-style-name="LFO2" style:family="paragraph">
      <style:paragraph-properties fo:line-height="107%"/>
      <style:text-properties fo:hyphenate="true"/>
    </style:style>
    <style:style style:name="P15" style:parent-style-name="ListParagraph" style:list-style-name="LFO2" style:family="paragraph">
      <style:paragraph-properties fo:line-height="107%"/>
      <style:text-properties fo:hyphenate="true"/>
    </style:style>
    <style:style style:name="P16" style:parent-style-name="Normal" style:family="paragraph">
      <style:text-properties fo:color="#4EA72E"/>
    </style:style>
    <style:style style:name="P17" style:parent-style-name="Normal" style:family="paragraph">
      <style:text-properties fo:color="#4EA72E"/>
    </style:style>
  </office:automatic-styles>
  <office:body>
    <office:text text:use-soft-page-breaks="true">
      <text:h text:style-name="P1" text:outline-level="1">Select appropriate architectural style:</text:h>
      <text:h text:style-name="P2" text:outline-level="2">Status</text:h>
      <text:p text:style-name="P3">Accepted</text:p>
      <text:h text:style-name="P4" text:outline-level="2">Context</text:h>
      <text:p text:style-name="P5">I need to decide which is architecture pattern style is the best for The Visa Processing System architecture, by prioritizing the nonfunctional requirements.</text:p>
      <text:h text:style-name="P6" text:outline-level="2">Decision</text:h>
      <text:p text:style-name="P7">I have decided to adopt a microservices architecture for the Visa Processing System.</text:p>
      <text:h text:style-name="P8" text:outline-level="2">Rationale:</text:h>
      <text:list text:style-name="LFO2" text:continue-numbering="true">
        <text:list-item>
          <text:p text:style-name="P9"><text:s/>Microservices allow independent scaling of different components, ensuring efficient resource utilization.</text:p>
        </text:list-item>
        <text:list-item>
          <text:p text:style-name="P10">Microservices support continuous deployment and integration, facilitating rapid development cycles.</text:p>
        </text:list-item>
        <text:list-item>
          <text:p text:style-name="P11">Failure in one microservice doesn't affect the entire system, ensuring better fault tolerance.</text:p>
        </text:list-item>
      </text:list>
      <text:h text:style-name="P12" text:outline-level="2">Consequences</text:h>
      <text:list text:style-name="LFO2" text:continue-numbering="true">
        <text:list-item>
          <text:p text:style-name="P13"><text:s/>Managing multiple microservices introduces additional complexity in deployment and monitoring.</text:p>
        </text:list-item>
        <text:list-item>
          <text:p text:style-name="P14">I need to be familiar in microservices architecture and related technologies.</text:p>
        </text:list-item>
        <text:list-item>
          <text:p text:style-name="P15">The architecture can efficiently scale components based on demand.</text:p>
        </text:list-item>
      </text:list>
      <text:p text:style-name="Normal"/>
      <text:p text:style-name="P16">……………………………………………………………………………………………………………………..</text:p>
      <text:p text:style-name="P1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egoe UI" style:font-name-asian="Times New Roman" style:font-name-complex="Segoe U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egoe UI" style:font-name-asian="Times New Roman" style:font-name-complex="Segoe U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egoe UI" style:font-name-asian="Times New Roman" style:font-name-complex="Segoe U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or Homad</meta:initial-creator>
    <dc:creator>Noor Homad</dc:creator>
    <meta:creation-date>2023-12-26T11:04:00Z</meta:creation-date>
    <dc:date>2023-12-26T11:05:00Z</dc:date>
    <meta:template xlink:href="Normal" xlink:type="simple"/>
    <meta:editing-cycles>3</meta:editing-cycles>
    <meta:editing-duration>PT60S</meta:editing-duration>
    <meta:document-statistic meta:page-count="1" meta:paragraph-count="1" meta:word-count="139" meta:character-count="932" meta:row-count="6" meta:non-whitespace-character-count="794"/>
  </office:meta>
</office:document-meta>
</file>